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fd9a" officeooo:paragraph-rsid="0007fd9a"/>
    </style:style>
    <style:style style:name="P2" style:family="paragraph" style:parent-style-name="Standard">
      <style:text-properties officeooo:rsid="00097570" officeooo:paragraph-rsid="00097570"/>
    </style:style>
    <style:style style:name="P3" style:family="paragraph" style:parent-style-name="Standard">
      <style:text-properties officeooo:rsid="000a8ca2" officeooo:paragraph-rsid="000a8ca2"/>
    </style:style>
    <style:style style:name="T1" style:family="text">
      <style:text-properties officeooo:rsid="000a8ca2"/>
    </style:style>
    <style:style style:name="T2" style:family="text">
      <style:text-properties officeooo:rsid="000bd6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me Start:</text:p>
      <text:p text:style-name="P2"/>
      <text:p text:style-name="P2">P1 is Harry</text:p>
      <text:p text:style-name="P2"/>
      <text:p text:style-name="P2">HARRY: Right! We're in! Now, we just climb to the top of this evil tower! No problem.</text:p>
      <text:p text:style-name="P2">RINSEWIND: He's got defences. It won't be that easy.</text:p>
      <text:p text:style-name="P2">MYSTERIO: Sure, but, we can do it! We just have to work together!</text:p>
      <text:p text:style-name="P2"/>
      <text:p text:style-name="P2"/>
      <text:p text:style-name="P2">P1 is Rinsewind</text:p>
      <text:p text:style-name="P2"/>
      <text:p text:style-name="P2">RINSEWIND: Blast! I can practically hear the words being spoken. Can you hear it? I give it... maybe an hour before he finishes the spell.</text:p>
      <text:p text:style-name="P2">HARRY: Hah! We'll be there in half the time!</text:p>
      <text:p text:style-name="P2"/>
      <text:p text:style-name="P2"/>
      <text:p text:style-name="P2">P1 is Mysterio</text:p>
      <text:p text:style-name="P2"/>
      <text:p text:style-name="P2">MYSTERIO: Is anyone hungry?</text:p>
      <text:p text:style-name="P2">GANDALF: No.</text:p>
      <text:p text:style-name="P2">HARRY: I could use a snack, actually.</text:p>
      <text:p text:style-name="P2">RINSEWIND: Can it WAIT?! Or are you going to ask Cancer Man up there to kindly delay his ritual while we have a bite?!</text:p>
      <text:p text:style-name="P2">MYSTERIO: It was just a thought....</text:p>
      <text:p text:style-name="P2"/>
      <text:p text:style-name="P2"/>
      <text:p text:style-name="P2">P1 is Gandalf</text:p>
      <text:p text:style-name="P2"/>
      <text:p text:style-name="P2">GANDALF: <text:span text:style-name="T1">Are you listening, Vancer? You have outstanding library fees. I will accept your ass as payment.</text:span></text:p>
      <text:p text:style-name="P3">RINSEWIND: Ouch.</text:p>
      <text:p text:style-name="P3"/>
      <text:p text:style-name="P3"/>
      <text:p text:style-name="P3">SITUATIONAL DIALOGUE</text:p>
      <text:p text:style-name="P3"/>
      <text:p text:style-name="P3">HARRY</text:p>
      <text:p text:style-name="P3">First time through Gravity Well: Aaaaahh I'll never get used to this</text:p>
      <text:p text:style-name="P3">First time frozen: So... cold....</text:p>
      <text:p text:style-name="P3">First time with a block on head: Hahaha look at me!</text:p>
      <text:p text:style-name="P3">First time hit by mirror ball: Weeeee!</text:p>
      <text:p text:style-name="P3">First time destroying a robot: Take that, robot trash!</text:p>
      <text:p text:style-name="P3">Is player 1 and sees a robot for the first time: Ooh! Fancy!</text:p>
      <text:p text:style-name="P3">P1, first laser: Lasers are so cool! Vancer knows how to pick his security.</text:p>
      <text:p text:style-name="P3">P1, first cold room: Is this... the right way?</text:p>
      <text:p text:style-name="P3">P1, first hot room: This sauna... is a little uncomfortable.</text:p>
      <text:p text:style-name="P3"/>
      <text:p text:style-name="P3">RINSEWIND</text:p>
      <text:p text:style-name="P3">First time through Gravity Well: Rahahaha! Light as a feather, thick as a boulder! Euh, I mean... nevermind.</text:p>
      <text:p text:style-name="P3"><text:soft-page-break/>First time frozen: I have become rather stiff.</text:p>
      <text:p text:style-name="P3">First time with a block on head: I suppose you think this is terribly funny.</text:p>
      <text:p text:style-name="P3">First time hit by mirror ball: Ouf!</text:p>
      <text:p text:style-name="P3">First time destroying a robot: Ugh. Where are your servants when you need them?</text:p>
      <text:p text:style-name="P3">Is player 1 and sees a robot for the first time: Security drones? Vancer, that's just tacky.</text:p>
      <text:p text:style-name="P3">P1, first laser: Oh Mysterio? Why don't you step into this red beam and see what it's for?</text:p>
      <text:p text:style-name="P3">P1, first cold room: It's so cold in here, you'd think my mother was staring at us.</text:p>
      <text:p text:style-name="P3">P1, first hot room: <text:span text:style-name="T2">Ugh. I'm going to sweat, aren't I...?</text:span></text:p>
      <text:p text:style-name="P3"/>
      <text:p text:style-name="P3">MYSTERIO</text:p>
      <text:p text:style-name="P3">First time through Gravity Well:<text:span text:style-name="T2"> Woah!</text:span></text:p>
      <text:p text:style-name="P3">First time frozen:<text:span text:style-name="T2"> I'll be fi-</text:span></text:p>
      <text:p text:style-name="P3">First time with a block on head:<text:span text:style-name="T2"> See? I said the charmed hats were a good idea!</text:span></text:p>
      <text:p text:style-name="P3">First time hit by mirror ball:<text:span text:style-name="T2"> Wahoo!</text:span></text:p>
      <text:p text:style-name="P3">First time destroying a robot:<text:span text:style-name="T2"> Sorry!</text:span></text:p>
      <text:p text:style-name="P3">Is player 1 and sees a robot for the first time:<text:span text:style-name="T2"> Woooooooooooooow. Disposable robots!</text:span></text:p>
      <text:p text:style-name="P3">P1, first laser:<text:span text:style-name="T2"> Um, I don't think we should touch these things.</text:span></text:p>
      <text:p text:style-name="P3">P1, first cold room:<text:span text:style-name="T2"> Is anyone cold? I can give you my jacket....</text:span></text:p>
      <text:p text:style-name="P3">P1, first hot room:<text:span text:style-name="T2"> Welp, so much for my deodorant....</text:span></text:p>
      <text:p text:style-name="P3"/>
      <text:p text:style-name="P3">GANDALF</text:p>
      <text:p text:style-name="P3">First time through Gravity Well:<text:span text:style-name="T2"> This is abnormal.</text:span></text:p>
      <text:p text:style-name="P3">First time frozen:<text:span text:style-name="T2"> Story of my life.</text:span></text:p>
      <text:p text:style-name="P3">First time with a block on head:<text:span text:style-name="T2"> Typical.</text:span></text:p>
      <text:p text:style-name="P3">First time hit by mirror ball:<text:span text:style-name="T2"> I'm too old for this shit.</text:span></text:p>
      <text:p text:style-name="P3">First time destroying a robot:<text:span text:style-name="T2"> Bone is greater than chassis.</text:span></text:p>
      <text:p text:style-name="P3">Is player 1 and sees a robot for the first time<text:span text:style-name="T2">: There are robots now.</text:span></text:p>
      <text:p text:style-name="P3">P1, first laser:<text:span text:style-name="T2"> There are lasers now.</text:span></text:p>
      <text:p text:style-name="P3">P1, first cold room:<text:span text:style-name="T2"> It's cold now.</text:span></text:p>
      <text:p text:style-name="P3">P1, first hot room:<text:span text:style-name="T2"> It's hot now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3T12:17:12.674000000</meta:creation-date>
    <dc:date>2015-04-23T12:58:27.999000000</dc:date>
    <meta:editing-duration>PT10M4S</meta:editing-duration>
    <meta:editing-cycles>2</meta:editing-cycles>
    <meta:generator>LibreOffice/4.4.2.2$Windows_x86 LibreOffice_project/c4c7d32d0d49397cad38d62472b0bc8acff48dd6</meta:generator>
    <meta:document-statistic meta:table-count="0" meta:image-count="0" meta:object-count="0" meta:page-count="2" meta:paragraph-count="58" meta:word-count="542" meta:character-count="2907" meta:non-whitespace-character-count="2423"/>
  </office:meta>
</office:document-meta>
</file>